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f22" officeooo:paragraph-rsid="0019bf22"/>
    </style:style>
    <style:style style:name="P2" style:family="paragraph" style:parent-style-name="Standard">
      <style:text-properties officeooo:rsid="001c45f0" officeooo:paragraph-rsid="0019bf22"/>
    </style:style>
    <style:style style:name="P3" style:family="paragraph" style:parent-style-name="Standard">
      <style:text-properties fo:font-weight="bold" officeooo:rsid="001c45f0" style:font-weight-asian="bold" style:font-weight-complex="bold"/>
    </style:style>
    <style:style style:name="P4" style:family="paragraph" style:parent-style-name="Standard">
      <style:text-properties fo:font-weight="bold" officeooo:rsid="001c45f0" officeooo:paragraph-rsid="0019bf22" style:font-weight-asian="bold" style:font-weight-complex="bold"/>
    </style:style>
    <style:style style:name="P5" style:family="paragraph" style:parent-style-name="Standard">
      <style:text-properties officeooo:rsid="001c45f0" officeooo:paragraph-rsid="001d77b1"/>
    </style:style>
    <style:style style:name="P6" style:family="paragraph" style:parent-style-name="Standard">
      <style:text-properties officeooo:rsid="001c45f0" officeooo:paragraph-rsid="0019bf22"/>
    </style:style>
    <style:style style:name="P7" style:family="paragraph" style:parent-style-name="Standard">
      <style:text-properties officeooo:rsid="001efb25" officeooo:paragraph-rsid="001efb25"/>
    </style:style>
    <style:style style:name="T1" style:family="text">
      <style:text-properties officeooo:rsid="0019bf22"/>
    </style:style>
    <style:style style:name="T2" style:family="text">
      <style:text-properties officeooo:rsid="001dedf1"/>
    </style:style>
    <style:style style:name="T3" style:family="text">
      <style:text-properties officeooo:rsid="001ef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3">Authentification</text:p>
      <text:p text:style-name="Standard"><text:a xlink:type="simple" xlink:href="https://www.balbooa.com/gridbox-documentation/how-to-get-google-client-id-and-client-secret" text:style-name="Internet_20_link" text:visited-style-name="Visited_20_Internet_20_Link"/></text:p>
      <text:p text:style-name="Standard"><text:a xlink:type="simple" xlink:href="https://www.balbooa.com/gridbox-documentation/how-to-get-google-client-id-and-client-secret" text:style-name="Internet_20_link" text:visited-style-name="Visited_20_Internet_20_Link">https://www.balbooa.com/gridbox-documentation/how-to-get-google-client-id-and-client-secret</text:a></text:p>
      <text:p text:style-name="Standard"/>
      <text:p text:style-name="Standard"><text:span text:style-name="T1">client ID: </text:span>976731242900-45ph243co7fsnlsbnss848h2cnb198mb.apps.googleusercontent.com</text:p>
      <text:p text:style-name="P1">client secret: Fum5aO3GaZYJ0vD5UdTRpGON</text:p>
      <text:p text:style-name="P1"/>
      <text:p text:style-name="P1"><text:a xlink:type="simple" xlink:href="https://code.markedmondson.me/googleAuthR/articles/google-authentication-types.html" text:style-name="Internet_20_link" text:visited-style-name="Visited_20_Internet_20_Link">https://code.markedmondson.me/googleAuthR/articles/google-authentication-types.html</text:a></text:p>
      <text:p text:style-name="P1"/>
      <text:p text:style-name="P2"/>
      <text:p text:style-name="P4"/>
      <text:p text:style-name="P4">Setup <text:span text:style-name="T3">mailR</text:span></text:p>
      <text:p text:style-name="P2"/>
      <text:p text:style-name="P7">Set your gmail to:</text:p>
      <text:p text:style-name="P5">https://myaccount.google.com/lesssecureapp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09:38:57.231869815</meta:creation-date>
    <dc:date>2021-03-07T21:28:21.352747651</dc:date>
    <meta:editing-duration>PT1H10M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6" meta:character-count="385" meta:non-whitespace-character-count="376"/>
  </office:meta>
</office:document-meta>
</file>